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0362in"/>
    </style:style>
    <style:style style:name="co3" style:family="table-column">
      <style:table-column-properties fo:break-before="auto" style:column-width="7.322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rchant Link</text:p>
          </table:table-cell>
          <table:table-cell office:value-type="string" calcext:value-type="string">
            <text:p>Purchase Date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xygen Hose, with Brass 1/4 NPT Male x 1/4 NPT Female Fittings, 5/8" OD </text:p>
          </table:table-cell>
          <table:table-cell office:value-type="string" calcext:value-type="string">
            <text:p>https://www.mcmaster.com/5665K61-5665K65/</text:p>
          </table:table-cell>
          <table:table-cell/>
          <table:table-cell table:style-name="ce3" office:value-type="currency" office:currency="USD" office:value="147.29" calcext:value-type="currency">
            <text:p>$147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ature Brass Quick-Disconnect Coupling for Air, Socket, for 1/8" Barbed Tube ID </text:p>
          </table:table-cell>
          <table:table-cell office:value-type="string" calcext:value-type="string">
            <text:p>https://www.mcmaster.com/9414K31/</text:p>
          </table:table-cell>
          <table:table-cell table:style-name="ce2" office:value-type="date" office:date-value="2024-07-05" calcext:value-type="date">
            <text:p>07/05/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-Pressure Inline Filter,Brass Housing, 1/4 NPT Female x Male, 10 Microns</text:p>
          </table:table-cell>
          <table:table-cell office:value-type="string" calcext:value-type="string">
            <text:p>https://www.mcmaster.com/9811K64/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 Muffler, 1/4 NPT Male </text:p>
          </table:table-cell>
          <table:table-cell office:value-type="string" calcext:value-type="string">
            <text:p>https://www.mcmaster.com/8158T32/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ss Right-Angle Flow Rectangular Manifold,3 Outlets, 1/4 NPT Inlet x 1/8 NPT Outlet </text:p>
          </table:table-cell>
          <table:table-cell office:value-type="string" calcext:value-type="string">
            <text:p>https://www.mcmaster.com/5627K504/</text:p>
          </table:table-cell>
          <table:table-cell/>
          <table:table-cell table:style-name="ce1" office:value-type="string" calcext:value-type="string">
            <text:p>$62.24 Eac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s Pressure Gauge 0 to 30psi with Brass Case.1/4 NPT Male Bottom Connection, 2" Dial </text:p>
          </table:table-cell>
          <table:table-cell office:value-type="string" calcext:value-type="string">
            <text:p>https://www.mcmaster.com/products/gauges/case-material~brass-2/</text:p>
          </table:table-cell>
          <table:table-cell/>
          <table:table-cell table:style-name="ce1" office:value-type="string" calcext:value-type="string">
            <text:p>$33.90 Eac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gital Mass Flow Meter with Temperature and Pressure</text:p>
          </table:table-cell>
          <table:table-cell office:value-type="string" calcext:value-type="string">
            <text:p>https://www.aalborg.com/index.php/main_page/product_info/products_id/534448/show_table_build/show/confback/28</text:p>
          </table:table-cell>
          <table:table-cell/>
          <table:table-cell table:style-name="ce3" office:value-type="currency" office:currency="USD" office:value="1033" calcext:value-type="currency">
            <text:p>$1,033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DAQ and Stand-alone Data Logger, 32GB USB Flash Drive, 4-8 Analog Inputs, ±10 V, 160kHz, Anti-aliasing Filter, 7 D I/O, Free WinDaq Software</text:p>
          </table:table-cell>
          <table:table-cell office:value-type="string" calcext:value-type="string">
            <text:p>https://www.dataq.com/products/di-2108/</text:p>
          </table:table-cell>
          <table:table-cell/>
          <table:table-cell table:style-name="ce3" office:value-type="currency" office:currency="USD" office:value="199" calcext:value-type="currency">
            <text:p>$199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-Acting Pressure-Relief Valve,for Cryogenic Liquids, 1/4 NPT Male </text:p>
          </table:table-cell>
          <table:table-cell office:value-type="string" calcext:value-type="string">
            <text:p>https://www.mcmaster.com/9137k11/</text:p>
          </table:table-cell>
          <table:table-cell/>
          <table:table-cell table:style-name="ce1" office:value-type="string" calcext:value-type="string">
            <text:p>$59.29 Eac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ck-Disconnect Hose Coupling Set for Compre,CGA-022 and 023, Male Hose Plugs x Female Regulator Sckts </text:p>
          </table:table-cell>
          <table:table-cell office:value-type="string" calcext:value-type="string">
            <text:p>https://www.mcmaster.com/7934A6/</text:p>
          </table:table-cell>
          <table:table-cell/>
          <table:table-cell table:style-name="ce1" office:value-type="string" calcext:value-type="string">
            <text:p>$104.13 Each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02:35:34.3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3T02:36:07.879000000</dc:date>
    <meta:editing-duration>PT12M6S</meta:editing-duration>
    <meta:editing-cycles>3</meta:editing-cycles>
    <meta:generator>LibreOffice/7.2.0.4$Windows_X86_64 LibreOffice_project/9a9c6381e3f7a62afc1329bd359cc48accb6435b</meta:generator>
    <meta:document-statistic meta:table-count="1" meta:cell-count="43" meta:object-count="0"/>
  </office:meta>
</office:document-meta>
</file>